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SimSun" svg:font-family="SimSun"/>
    <style:font-face style:name="Courier New" svg:font-family="'Courier New'" style:font-family-generic="modern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4" style:family="paragraph" style:parent-style-name="Standard" style:master-page-name="Standard">
      <style:paragraph-properties fo:text-align="start" style:justify-single-word="false" style:page-number="auto"/>
      <style:text-properties fo:font-size="12pt" fo:language="en" fo:country="US" style:font-size-asian="12pt" style:font-size-complex="12pt"/>
    </style:style>
    <style:style style:name="P5" style:family="paragraph" style:parent-style-name="HTML_20_Preformatted" style:list-style-name="WW8Num1">
      <style:paragraph-properties fo:keep-together="auto" fo:orphans="2" fo:widows="2" fo:keep-with-next="auto" text:number-lines="true" text:line-number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HTML_20_Preformatted" style:list-style-name="WW8Num1">
      <style:paragraph-properties fo:keep-together="auto" fo:orphans="2" fo:widows="2" fo:keep-with-next="auto" text:number-lines="true" text:line-number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HTML_20_Preformatted" style:list-style-name="">
      <style:paragraph-properties fo:margin-left="0cm" fo:margin-right="0cm" fo:keep-together="auto" fo:orphans="2" fo:widows="2" fo:text-indent="0cm" style:auto-text-indent="false" fo:keep-with-next="auto" text:number-lines="true" text:line-number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" style:family="paragraph" style:parent-style-name="HTML_20_Preformatted" style:list-style-name="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HTML_20_Preformatted" style:list-style-name="WW8Num1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36ed8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variant="normal" fo:text-transform="none" fo:color="#3e4349" style:font-name="Arial" fo:font-size="12pt" fo:letter-spacing="normal" fo:language="en" fo:country="US" fo:font-style="normal" fo:font-weight="normal" style:font-size-asian="12pt" style:font-size-complex="12pt"/>
    </style:style>
    <style:style style:name="T6" style:family="text">
      <style:text-properties fo:font-variant="normal" fo:text-transform="none" fo:color="#3e4349" style:font-name="Arial" fo:font-size="8.39999961853027pt" fo:letter-spacing="normal" fo:language="en" fo:country="US" fo:font-style="normal" fo:font-weight="normal" style:font-size-asian="12pt" style:font-size-complex="12pt"/>
    </style:style>
    <style:style style:name="T7" style:family="text">
      <style:text-properties fo:font-variant="normal" fo:text-transform="none" fo:color="#3e4349" style:font-name="Arial" fo:font-size="10pt" fo:letter-spacing="normal" fo:language="en" fo:country="US" fo:font-style="normal" fo:font-weight="normal" style:font-size-asian="10pt" style:font-size-complex="10pt"/>
    </style:style>
    <style:style style:name="T8" style:family="text">
      <style:text-properties fo:font-variant="normal" fo:text-transform="none" fo:color="#3e4349" style:font-name="Serif" fo:font-size="12pt" fo:letter-spacing="normal" fo:language="en" fo:country="US" fo:font-style="normal" fo:font-weight="normal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2">Import pandas as pd</text:p>
      <text:p text:style-name="P1"><text:span text:style-name="T3">Df = pd.read_csv(</text:span><text:span text:style-name="T3">“path”)</text:span></text:p>
      <text:p text:style-name="P2"/>
      <text:list xml:id="list1049181822248188228" text:style-name="WW8Num1">
        <text:list-item>
          <text:p text:style-name="P5"><text:span text:style-name="HTML_20_Code"><text:span text:style-name="T1">df = df.drop(['</text:span></text:span><text:span text:style-name="HTML_20_Code"><text:span text:style-name="T3">A</text:span></text:span><text:span text:style-name="HTML_20_Code"><text:span text:style-name="T1">','</text:span></text:span><text:span text:style-name="HTML_20_Code"><text:span text:style-name="T3">B</text:span></text:span><text:span text:style-name="HTML_20_Code"><text:span text:style-name="T1">'], axis=1) </text:span></text:span><text:span text:style-name="HTML_20_Code"><text:span text:style-name="T3">-&gt; drops column </text:span></text:span><text:span text:style-name="HTML_20_Code"><text:span text:style-name="T3">‘A’ and ‘B’ <text:tab/>from df data.</text:span></text:span></text:p>
        </text:list-item>
      </text:list>
      <text:p text:style-name="P7"><text:span text:style-name="HTML_20_Code"><text:span text:style-name="T3"/></text:span></text:p>
      <text:list xml:id="list81710503046146" text:continue-numbering="true" text:style-name="WW8Num1">
        <text:list-item>
          <text:p text:style-name="P5"><text:span text:style-name="HTML_20_Code"><text:span text:style-name="T1">df = df.dropna(</text:span></text:span><text:span text:style-name="HTML_20_Code"><text:span text:style-name="T2">axis</text:span></text:span><text:span text:style-name="HTML_20_Code"><text:span text:style-name="T1">)</text:span></text:span><text:span text:style-name="HTML_20_Code"><text:span text:style-name="T3">-&gt; </text:span></text:span><text:span text:style-name="HTML_20_Code"><text:span text:style-name="T8">Return object with labels on given axis omitted where alternately any or all of the data are missing</text:span></text:span></text:p>
        </text:list-item>
      </text:list>
      <text:p text:style-name="P7"><text:span text:style-name="HTML_20_Code"><text:span text:style-name="T3"/></text:span></text:p>
      <text:list xml:id="list81710829352070" text:continue-numbering="true" text:style-name="WW8Num1">
        <text:list-item>
          <text:p text:style-name="P5"><text:span text:style-name="HTML_20_Code"><text:span text:style-name="T3">var = df[[‘A’, ‘b’, ‘C’]]</text:span></text:span></text:p>
        </text:list-item>
      </text:list>
      <text:p text:style-name="P7"><text:span text:style-name="HTML_20_Code"><text:span text:style-name="T3"><text:tab/>Assigning multiple column of dataframe to a variable.</text:span></text:span></text:p>
      <text:p text:style-name="P7"><text:span text:style-name="HTML_20_Code"><text:span text:style-name="T3"/></text:span></text:p>
      <text:list xml:id="list81711514134928" text:continue-numbering="true" text:style-name="WW8Num1">
        <text:list-item>
          <text:p text:style-name="P5"><text:span text:style-name="HTML_20_Code"><text:span text:style-name="T3">pd.iteritems -&gt; to iterate in pandas series</text:span></text:span></text:p>
        </text:list-item>
      </text:list>
      <text:p text:style-name="P7"><text:span text:style-name="HTML_20_Code"><text:span text:style-name="T3"/></text:span></text:p>
      <text:list xml:id="list81710737656963" text:continue-numbering="true" text:style-name="WW8Num1">
        <text:list-item>
          <text:p text:style-name="P5"><text:span text:style-name="HTML_20_Code"><text:span text:style-name="T3">df.isnull().any() -&gt; check if their is any null value in data</text:span></text:span></text:p>
        </text:list-item>
      </text:list>
      <text:p text:style-name="P8"><text:span text:style-name="HTML_20_Code"><text:span text:style-name="T3"/></text:span></text:p>
      <text:p text:style-name="P8"><text:span text:style-name="HTML_20_Code"><text:span text:style-name="T3">6. replace column value in series</text:span></text:span></text:p>
      <text:p text:style-name="P8"><text:span text:style-name="HTML_20_Code"><text:span text:style-name="T3"><text:tab/>df.column.replace({'A':0, 'B':1, 'C':2}, inplace=True)</text:span></text:span></text:p>
      <text:p text:style-name="P8"><text:span text:style-name="HTML_20_Code"><text:span text:style-name="T3"/></text:span></text:p>
      <text:list xml:id="list81711357654378" text:continue-numbering="true" text:style-name="WW8Num1">
        <text:list-item>
          <text:p text:style-name="P9"><text:span text:style-name="HTML_20_Code"><text:span text:style-name="T3">X = df.iloc[:, :-1].values<text:line-break/><text:tab/>first colon means select rows define here it’s all rows<text:line-break/><text:tab/>second colon means select all columns except last one,<text:line-break/><text:tab/>values means select their values</text:span></text:span></text:p>
        </text:list-item>
      </text:list>
      <text:p text:style-name="P8"><text:span text:style-name="HTML_20_Cod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SimSun" svg:font-family="SimSun"/>
    <style:font-face style:name="Courier New" svg:font-family="'Courier New'" style:font-family-generic="modern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.5pt" style:letter-kerning="true" style:font-name-asian="SimSun" style:font-family-asian="SimSun" style:font-size-asian="10.5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letter-kerning="true" style:font-name-asian="SimSun" style:font-family-asian="SimSun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none"/>
    </style:style>
    <style:style style:name="WW8Num1z0" style:family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08:13:24.131263113</meta:creation-date>
    <dc:date>2017-12-16T08:17:09.336276696</dc:date>
    <meta:editing-duration>PT3M45S</meta:editing-duration>
    <meta:editing-cycles>1</meta:editing-cycles>
    <meta:document-statistic meta:table-count="0" meta:image-count="0" meta:object-count="0" meta:page-count="1" meta:paragraph-count="11" meta:word-count="116" meta:character-count="696" meta:non-whitespace-character-count="591"/>
    <meta:generator>LibreOffice/5.1.6.2$Linux_X86_64 LibreOffice_project/10m0$Build-2</meta:generator>
    <meta:user-defined meta:name="KSOProductBuildVer">1033-10.2.0.5934</meta:user-defined>
  </office:meta>
</office:document-meta>
</file>